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officeooo:rsid="00125d54" officeooo:paragraph-rsid="001e87ce" style:font-size-asian="15pt" style:font-size-complex="15pt"/>
    </style:style>
    <style:style style:name="P2" style:family="paragraph" style:parent-style-name="Text_20_body">
      <style:paragraph-properties fo:margin-left="0in" fo:margin-right="0in" fo:margin-top="0in" fo:margin-bottom="0.1in" loext:contextual-spacing="false" style:line-height-at-least="0.2in" fo:text-indent="0in" style:auto-text-indent="false"/>
      <style:text-properties fo:font-variant="normal" fo:text-transform="none" fo:color="#333333" style:font-name="Helvetica Neue" fo:font-size="10.3999996185303pt" fo:letter-spacing="normal" fo:font-style="normal" fo:font-weight="normal" officeooo:paragraph-rsid="001e87ce"/>
    </style:style>
    <style:style style:name="P3" style:family="paragraph" style:parent-style-name="Text_20_body">
      <style:text-properties style:font-name="Arial" fo:font-size="15pt" officeooo:rsid="00125d54" officeooo:paragraph-rsid="001e87ce" style:font-size-asian="15pt" style:font-size-complex="15pt"/>
    </style:style>
    <style:style style:name="P4" style:family="paragraph" style:parent-style-name="Text_20_body">
      <style:paragraph-properties fo:margin-left="0in" fo:margin-right="0in" fo:margin-top="0in" fo:margin-bottom="0.1in" loext:contextual-spacing="false" style:line-height-at-least="0.2in" fo:text-indent="0in" style:auto-text-indent="false"/>
      <style:text-properties fo:font-variant="normal" fo:text-transform="none" fo:color="#333333" style:font-name="Helvetica Neue" fo:font-size="10.3999996185303pt" fo:letter-spacing="normal" fo:font-style="normal" fo:font-weight="normal" officeooo:rsid="0020385c" officeooo:paragraph-rsid="0020385c"/>
    </style:style>
    <style:style style:name="P5" style:family="paragraph" style:parent-style-name="Text_20_body">
      <style:paragraph-properties fo:margin-left="0in" fo:margin-right="0in" fo:margin-top="0in" fo:margin-bottom="0.1in" loext:contextual-spacing="false" style:line-height-at-least="0.2in" fo:text-indent="0in" style:auto-text-indent="false"/>
      <style:text-properties fo:font-variant="normal" fo:text-transform="none" fo:color="#333333" style:font-name="Helvetica Neue" fo:font-size="10.3999996185303pt" fo:letter-spacing="normal" fo:font-style="normal" fo:font-weight="normal" officeooo:rsid="004d155f" officeooo:paragraph-rsid="004d155f"/>
    </style:style>
    <style:style style:name="T1" style:family="text">
      <style:text-properties fo:font-variant="normal" fo:text-transform="none" fo:color="#333333" style:font-name="Helvetica Neue" fo:font-size="10.3999996185303pt" fo:letter-spacing="normal" fo:font-style="normal" fo:font-weight="bold"/>
    </style:style>
    <style:style style:name="T2" style:family="text">
      <style:text-properties officeooo:rsid="00221673"/>
    </style:style>
    <style:style style:name="T3" style:family="text">
      <style:text-properties officeooo:rsid="002404bf"/>
    </style:style>
    <style:style style:name="T4" style:family="text">
      <style:text-properties officeooo:rsid="00255305"/>
    </style:style>
    <style:style style:name="T5" style:family="text">
      <style:text-properties officeooo:rsid="0025a8d4"/>
    </style:style>
    <style:style style:name="T6" style:family="text">
      <style:text-properties officeooo:rsid="002699e4"/>
    </style:style>
    <style:style style:name="T7" style:family="text">
      <style:text-properties officeooo:rsid="0027c1a9"/>
    </style:style>
    <style:style style:name="T8" style:family="text">
      <style:text-properties officeooo:rsid="0028af34"/>
    </style:style>
    <style:style style:name="T9" style:family="text">
      <style:text-properties officeooo:rsid="002999a1"/>
    </style:style>
    <style:style style:name="T10" style:family="text">
      <style:text-properties officeooo:rsid="002b90e2"/>
    </style:style>
    <style:style style:name="T11" style:family="text">
      <style:text-properties officeooo:rsid="002c6859"/>
    </style:style>
    <style:style style:name="T12" style:family="text">
      <style:text-properties officeooo:rsid="002d7e0f"/>
    </style:style>
    <style:style style:name="T13" style:family="text">
      <style:text-properties officeooo:rsid="002e3fed"/>
    </style:style>
    <style:style style:name="T14" style:family="text">
      <style:text-properties officeooo:rsid="0031e8f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1e8f5" style:font-weight-asian="bold" style:font-weight-complex="bold"/>
    </style:style>
    <style:style style:name="T17" style:family="text">
      <style:text-properties officeooo:rsid="0032d294"/>
    </style:style>
    <style:style style:name="T18" style:family="text">
      <style:text-properties officeooo:rsid="00333105"/>
    </style:style>
    <style:style style:name="T19" style:family="text">
      <style:text-properties officeooo:rsid="0034f098"/>
    </style:style>
    <style:style style:name="T20" style:family="text">
      <style:text-properties officeooo:rsid="0035cdc9"/>
    </style:style>
    <style:style style:name="T21" style:family="text">
      <style:text-properties officeooo:rsid="0036dc4b"/>
    </style:style>
    <style:style style:name="T22" style:family="text">
      <style:text-properties officeooo:rsid="0038f266"/>
    </style:style>
    <style:style style:name="T23" style:family="text">
      <style:text-properties officeooo:rsid="003aaac9"/>
    </style:style>
    <style:style style:name="T24" style:family="text">
      <style:text-properties officeooo:rsid="003b3990"/>
    </style:style>
    <style:style style:name="T25" style:family="text">
      <style:text-properties officeooo:rsid="003c2a84"/>
    </style:style>
    <style:style style:name="T26" style:family="text">
      <style:text-properties officeooo:rsid="0048e7d9"/>
    </style:style>
    <style:style style:name="T27" style:family="text">
      <style:text-properties officeooo:rsid="004be52b"/>
    </style:style>
    <style:style style:name="T28" style:family="text">
      <style:text-properties officeooo:rsid="004d15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ownCloud Example D<text:span text:style-name="T2">i</text:span>ocument</text:p>
      <text:p text:style-name="P3"><text:span text:style-name="Strong_20_Emphasis"><text:span text:style-name="T1"/></text:span></text:p>
      <text:p text:style-name="P3"><text:span text:style-name="Strong_20_Emphasis"><text:span text:style-name="T1">Welcome to ownCloud, your self-hosted file sync and share solution.</text:span></text:span></text:p>
      <text:p text:style-name="P2">OwnCloud i <text:span text:style-name="T8">ddse </text:span>s open source file sync and share software for everyone from individuals operating the f<text:span text:style-name="T6">ddds sd d this is crazty los amigos d this is crazt <text:s/>sd d d </text:span>re <text:span text:style-name="T11">dds e </text:span><text:s/><text:span text:style-name="T9">this is </text:span>e Co <text:span text:style-name="T4">ddt </text:span>m <text:span text:style-name="T5">ths </text:span>m <text:span text:style-name="T3">esto es nuestro this diis s dkksis craz <text:s/>amigo </text:span>unity Edition, to large en <text:span text:style-name="T23">this is crazy </text:span>terprises an <text:span text:style-name="T25">this is this is cra ss crazy dds </text:span>d service p<text:span text:style-name="T17">d s tsedd sdd e es d </text:span>rov <text:span text:style-name="T7">dd edd sd s </text:span>iders operating ownC <text:span text:style-name="T27">this is crazy </text:span>loud Enterprise Edition. OwnClou <text:span text:style-name="T24">thdds is is crza </text:span>d provides <text:s/><text:span text:style-name="T22">this isdd sed <text:s/>a this is a <text:s/></text:span>a safe, secure and compliant file sync and share solution on servers you control.</text:p>
      <text:p text:style-name="P2">With ownCloud you can <text:span text:style-name="T10">this is amigodsds sdfd s </text:span><text:s/>sh<text:span text:style-name="T17">dd sedsd </text:span>are one or more folders on your PC, and sync them with your ownCl <text:span text:style-name="T21">ds es th ehn hora buedd sd n is is snake </text:span>oud server. Pl <text:span text:style-name="T13">this is snake </text:span>ac<text:span text:style-name="T19">sdsd sd helool fs </text:span>e <text:span text:style-name="T19">this is cra </text:span><text:s/><text:span text:style-name="T20">dd se </text:span>fil <text:span text:style-name="T12">this is crazy </text:span>es in yo<text:span text:style-name="T14">dd sdsd dds sds </text:span>ur<text:span text:style-name="T18">dd</text:span> local shared direct<text:span text:style-name="T14">dd sdsd eee </text:span>or <text:span text:style-name="T14">this</text:span>ies, and those files are immediately s<text:span text:style-name="T18">dd sd </text:span>ynced to the server, and <text:span text:style-name="T15">then</text:span> to other PCs via the<text:span text:style-name="T20">dsdd sd <text:s/>sd</text:span> <text:span text:style-name="T15">deskto</text:span><text:span text:style-name="T16">dd</text:span><text:span text:style-name="T14"> sd sd</text:span>p client. Not near a desktop <text:span text:style-name="T28">this is crazy</text:span> client? No problem, simply log in with the web client and <text:span text:style-name="T15">manage</text:span> your files ther<text:span text:style-name="T19">dsds sd </text:span>e. The Android and iOS mobile <text:span text:style-name="T20">esto es nuestro amitgos </text:span><text:s/>a<text:span text:style-name="T14">dd sdsd </text:span>pps allow you to browse, downlo<text:span text:style-name="T26">dd sees </text:span>ad and upload photos and videos. On Android, you may also create, down<text:span text:style-name="T19">sdsd sdfs </text:span>load, edi <text:span text:style-name="T14">ddd </text:span>t and upload any other files, with the correct software installed.</text:p>
      <text:p text:style-name="P2">Whether using a mobile device, a workstation, or a web client, ownCloud provides the ability to put the right files in the r<text:span text:style-name="T14">dds sds </text:span>ight hands at the right time on any device in one simple-to-use, secure, private and controlled solution.</text:p>
      <text:p text:style-name="P2">After all, with ownCloud, it’s Your Cloud, Your Data, Your Way.</text:p>
      <text:p text:style-name="P2"/>
      <text:p text:style-name="P2"/>
      <text:p text:style-name="P2"/>
      <text:p text:style-name="P4">(All example pictures &amp; music are licensed under Creative Commons Attribution.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5">this is example other page</text:p>
      <text:p text:style-name="P5"/>
      <text:p text:style-name="P5"/>
      <text:p text:style-name="P5"/>
      <text:p text:style-name="P5">testing pages</text:p>
      <text:p text:style-name="P5"/>
      <text:p text:style-name="P5">hello amigos</text:p>
      <text:p text:style-name="P5"/>
      <text:p text:style-name="P5">vosotros somos estamos contento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this is craz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5T15:32:23.330062000</meta:creation-date>
    <dc:date>2016-09-07T11:22:14.708665628</dc:date>
    <meta:editing-duration>PT1H15M44S</meta:editing-duration>
    <meta:editing-cycles>44</meta:editing-cycles>
    <meta:generator>Collabora_OfficeDev/5.1.10.5$Linux_X86_64 LibreOffice_project/8de74c65f2079e3d6b3fddab4034e39bcc3f1807</meta:generator>
    <meta:document-statistic meta:table-count="0" meta:image-count="0" meta:object-count="0" meta:page-count="3" meta:paragraph-count="12" meta:word-count="377" meta:character-count="1990" meta:non-whitespace-character-count="1615"/>
  </office:meta>
</office:document-meta>
</file>